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9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08cm" svg:height="0.508cm" svg:x="4.81cm" svg:y="3.724cm">
          <text:p text:style-name="P1"><text:span text:style-name="T1">9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508cm" svg:height="0.508cm" svg:x="3.811cm" svg:y="5.1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508cm" svg:height="0.508cm" svg:x="4.811cm" svg:y="5.12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508cm" svg:height="0.508cm" svg:x="5.912cm" svg:y="5.126cm">
          <text:p text:style-name="P1"><text:span text:style-name="T1">9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884cm" svg:y1="4.158cm" svg:x2="4.065cm" svg:y2="5.125cm" draw:start-shape="id1" draw:start-glue-point="7" draw:end-shape="id2" draw:end-glue-point="4" svg:d="M4884 4158l-819 967" svg:viewBox="0 0 820 968">
          <text:p/>
        </draw:connector>
        <draw:connector draw:style-name="gr2" draw:text-style-name="P3" draw:layer="layout" draw:type="line" svg:x1="5.064cm" svg:y1="4.232cm" svg:x2="5.065cm" svg:y2="5.125cm" draw:start-shape="id1" draw:start-glue-point="8" draw:end-shape="id3" draw:end-glue-point="4" svg:d="M5064 4232l1 893" svg:viewBox="0 0 2 894">
          <text:p/>
        </draw:connector>
        <draw:connector draw:style-name="gr2" draw:text-style-name="P3" draw:layer="layout" draw:type="line" svg:x1="5.244cm" svg:y1="4.158cm" svg:x2="6.166cm" svg:y2="5.126cm" draw:start-shape="id1" draw:start-glue-point="9" draw:end-shape="id4" draw:end-glue-point="4" svg:d="M5244 4158l922 968" svg:viewBox="0 0 923 969">
          <text:p/>
        </draw:connector>
        <draw:custom-shape draw:style-name="gr1" draw:text-style-name="P2" xml:id="id5" draw:id="id5" draw:layer="layout" svg:width="0.508cm" svg:height="0.508cm" svg:x="4.912cm" svg:y="6.62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508cm" svg:height="0.508cm" svg:x="5.912cm" svg:y="6.62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508cm" svg:height="0.508cm" svg:x="7.013cm" svg:y="6.627cm">
          <text:p text:style-name="P1"><text:span text:style-name="T1">9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986cm" svg:y1="5.56cm" svg:x2="5.166cm" svg:y2="6.626cm" draw:start-shape="id4" draw:start-glue-point="7" draw:end-shape="id5" draw:end-glue-point="4" svg:d="M5986 5560l-820 1066" svg:viewBox="0 0 821 1067">
          <text:p/>
        </draw:connector>
        <draw:connector draw:style-name="gr2" draw:text-style-name="P3" draw:layer="layout" draw:type="line" svg:x1="6.166cm" svg:y1="5.634cm" svg:x2="6.166cm" svg:y2="6.626cm" draw:start-shape="id4" draw:start-glue-point="8" draw:end-shape="id6" draw:end-glue-point="4" svg:d="M6166 5634v992" svg:viewBox="0 0 1 993">
          <text:p/>
        </draw:connector>
        <draw:connector draw:style-name="gr2" draw:text-style-name="P3" draw:layer="layout" draw:type="line" svg:x1="6.346cm" svg:y1="5.56cm" svg:x2="7.267cm" svg:y2="6.627cm" draw:start-shape="id4" draw:start-glue-point="9" draw:end-shape="id7" draw:end-glue-point="4" svg:d="M6346 5560l921 1067" svg:viewBox="0 0 922 1068">
          <text:p/>
        </draw:connector>
        <draw:frame draw:style-name="gr3" draw:text-style-name="P4" draw:layer="layout" svg:width="1.569cm" svg:height="0.962cm" svg:x="7.788cm" svg:y="7.85cm">
          <draw:text-box>
            <text:p>. . . </text:p>
          </draw:text-box>
        </draw:frame>
        <draw:connector draw:style-name="gr2" draw:text-style-name="P3" draw:layer="layout" draw:type="line" svg:x1="7.087cm" svg:y1="7.06cm" svg:x2="6.267cm" svg:y2="8.126cm" svg:d="M7087 7060l-820 1066" svg:viewBox="0 0 821 1067">
          <text:p/>
        </draw:connector>
        <draw:connector draw:style-name="gr2" draw:text-style-name="P3" draw:layer="layout" draw:type="line" svg:x1="7.267cm" svg:y1="7.134cm" svg:x2="7.267cm" svg:y2="8.126cm" svg:d="M7267 7134v992" svg:viewBox="0 0 1 993">
          <text:p/>
        </draw:connector>
        <draw:connector draw:style-name="gr2" draw:text-style-name="P3" draw:layer="layout" draw:type="line" svg:x1="7.447cm" svg:y1="7.06cm" svg:x2="8.368cm" svg:y2="8.127cm" svg:d="M7447 7060l921 1067" svg:viewBox="0 0 922 1068">
          <text:p/>
        </draw:connector>
        <draw:custom-shape draw:style-name="gr1" draw:text-style-name="P2" xml:id="id8" draw:id="id8" draw:layer="layout" svg:width="0.508cm" svg:height="0.508cm" svg:x="8.112cm" svg:y="8.827cm">
          <text:p text:style-name="P1"><text:span text:style-name="T1">6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508cm" svg:height="0.508cm" svg:x="7.112cm" svg:y="10.327cm">
          <text:p text:style-name="P1"><text:span text:style-name="T1">6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508cm" svg:height="0.508cm" svg:x="8.112cm" svg:y="10.327cm">
          <text:p text:style-name="P1"><text:span text:style-name="T1">6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508cm" svg:height="0.508cm" svg:x="9.213cm" svg:y="10.328cm">
          <text:p text:style-name="P1"><text:span text:style-name="T1">6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186cm" svg:y1="9.261cm" svg:x2="7.366cm" svg:y2="10.327cm" draw:start-shape="id8" draw:start-glue-point="7" draw:end-shape="id9" draw:end-glue-point="4" svg:d="M8186 9261l-820 1066" svg:viewBox="0 0 821 1067">
          <text:p/>
        </draw:connector>
        <draw:connector draw:style-name="gr2" draw:text-style-name="P3" draw:layer="layout" draw:type="line" svg:x1="8.366cm" svg:y1="9.335cm" svg:x2="8.366cm" svg:y2="10.327cm" draw:start-shape="id8" draw:start-glue-point="8" draw:end-shape="id10" draw:end-glue-point="4" svg:d="M8366 9335v992" svg:viewBox="0 0 1 993">
          <text:p/>
        </draw:connector>
        <draw:connector draw:style-name="gr2" draw:text-style-name="P3" draw:layer="layout" draw:type="line" svg:x1="8.546cm" svg:y1="9.261cm" svg:x2="9.467cm" svg:y2="10.328cm" draw:start-shape="id8" draw:start-glue-point="9" draw:end-shape="id11" draw:end-glue-point="4" svg:d="M8546 9261l921 1067" svg:viewBox="0 0 922 1068">
          <text:p/>
        </draw:connector>
        <draw:custom-shape draw:style-name="gr1" draw:text-style-name="P2" xml:id="id12" draw:id="id12" draw:layer="layout" svg:width="0.508cm" svg:height="0.508cm" svg:x="13.911cm" svg:y="3.72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508cm" svg:height="0.508cm" svg:x="12.912cm" svg:y="5.1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508cm" svg:height="0.508cm" svg:x="13.912cm" svg:y="5.12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508cm" svg:height="0.508cm" svg:x="15.013cm" svg:y="5.12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985cm" svg:y1="4.159cm" svg:x2="13.166cm" svg:y2="5.126cm" draw:start-shape="id12" draw:start-glue-point="7" draw:end-shape="id13" draw:end-glue-point="4" svg:d="M13985 4159l-819 967" svg:viewBox="0 0 820 968">
          <text:p/>
        </draw:connector>
        <draw:connector draw:style-name="gr2" draw:text-style-name="P3" draw:layer="layout" draw:type="line" svg:x1="14.165cm" svg:y1="4.233cm" svg:x2="14.166cm" svg:y2="5.126cm" draw:start-shape="id12" draw:start-glue-point="8" draw:end-shape="id14" draw:end-glue-point="4" svg:d="M14165 4233l1 893" svg:viewBox="0 0 2 894">
          <text:p/>
        </draw:connector>
        <draw:connector draw:style-name="gr2" draw:text-style-name="P3" draw:layer="layout" draw:type="line" svg:x1="14.345cm" svg:y1="4.159cm" svg:x2="15.267cm" svg:y2="5.127cm" draw:start-shape="id12" draw:start-glue-point="9" draw:end-shape="id15" draw:end-glue-point="4" svg:d="M14345 4159l922 968" svg:viewBox="0 0 923 969">
          <text:p/>
        </draw:connector>
        <draw:custom-shape draw:style-name="gr1" draw:text-style-name="P2" xml:id="id16" draw:id="id16" draw:layer="layout" svg:width="0.508cm" svg:height="0.508cm" svg:x="14.013cm" svg:y="6.62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508cm" svg:height="0.508cm" svg:x="15.013cm" svg:y="6.62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508cm" svg:height="0.508cm" svg:x="16.114cm" svg:y="6.62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087cm" svg:y1="5.561cm" svg:x2="14.267cm" svg:y2="6.627cm" draw:start-shape="id15" draw:start-glue-point="7" draw:end-shape="id16" draw:end-glue-point="4" svg:d="M15087 5561l-820 1066" svg:viewBox="0 0 821 1067">
          <text:p/>
        </draw:connector>
        <draw:connector draw:style-name="gr2" draw:text-style-name="P3" draw:layer="layout" draw:type="line" svg:x1="15.267cm" svg:y1="5.635cm" svg:x2="15.267cm" svg:y2="6.627cm" draw:start-shape="id15" draw:start-glue-point="8" draw:end-shape="id17" draw:end-glue-point="4" svg:d="M15267 5635v992" svg:viewBox="0 0 1 993">
          <text:p/>
        </draw:connector>
        <draw:connector draw:style-name="gr2" draw:text-style-name="P3" draw:layer="layout" draw:type="line" svg:x1="15.447cm" svg:y1="5.561cm" svg:x2="16.368cm" svg:y2="6.628cm" draw:start-shape="id15" draw:start-glue-point="9" draw:end-shape="id18" draw:end-glue-point="4" svg:d="M15447 5561l921 1067" svg:viewBox="0 0 922 1068">
          <text:p/>
        </draw:connector>
        <draw:frame draw:style-name="gr3" draw:text-style-name="P4" draw:layer="layout" svg:width="1.569cm" svg:height="0.962cm" svg:x="17.002cm" svg:y="7.912cm">
          <draw:text-box>
            <text:p>. . . </text:p>
          </draw:text-box>
        </draw:frame>
        <draw:connector draw:style-name="gr2" draw:text-style-name="P3" draw:layer="layout" draw:type="line" svg:x1="16.188cm" svg:y1="7.061cm" svg:x2="15.368cm" svg:y2="8.127cm" svg:d="M16188 7061l-820 1066" svg:viewBox="0 0 821 1067">
          <text:p/>
        </draw:connector>
        <draw:connector draw:style-name="gr2" draw:text-style-name="P3" draw:layer="layout" draw:type="line" svg:x1="16.368cm" svg:y1="7.135cm" svg:x2="16.368cm" svg:y2="8.127cm" svg:d="M16368 7135v992" svg:viewBox="0 0 1 993">
          <text:p/>
        </draw:connector>
        <draw:connector draw:style-name="gr2" draw:text-style-name="P3" draw:layer="layout" draw:type="line" svg:x1="16.548cm" svg:y1="7.061cm" svg:x2="17.469cm" svg:y2="8.128cm" svg:d="M16548 7061l921 1067" svg:viewBox="0 0 922 1068">
          <text:p/>
        </draw:connector>
        <draw:custom-shape draw:style-name="gr1" draw:text-style-name="P2" xml:id="id19" draw:id="id19" draw:layer="layout" svg:width="0.508cm" svg:height="0.508cm" svg:x="17.213cm" svg:y="8.828cm">
          <text:p text:style-name="P5"><text:span text:style-name="T1">9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508cm" svg:height="0.508cm" svg:x="16.213cm" svg:y="10.328cm">
          <text:p text:style-name="P1"><text:span text:style-name="T1">9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508cm" svg:height="0.508cm" svg:x="17.213cm" svg:y="10.328cm">
          <text:p text:style-name="P1"><text:span text:style-name="T1">9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508cm" svg:height="0.508cm" svg:x="18.314cm" svg:y="10.329cm">
          <text:p text:style-name="P1"><text:span text:style-name="T1">9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287cm" svg:y1="9.262cm" svg:x2="16.467cm" svg:y2="10.328cm" draw:start-shape="id19" draw:start-glue-point="7" draw:end-shape="id20" draw:end-glue-point="4" svg:d="M17287 9262l-820 1066" svg:viewBox="0 0 821 1067">
          <text:p/>
        </draw:connector>
        <draw:connector draw:style-name="gr2" draw:text-style-name="P3" draw:layer="layout" draw:type="line" svg:x1="17.467cm" svg:y1="9.336cm" svg:x2="17.467cm" svg:y2="10.328cm" draw:start-shape="id19" draw:start-glue-point="8" draw:end-shape="id21" draw:end-glue-point="4" svg:d="M17467 9336v992" svg:viewBox="0 0 1 993">
          <text:p/>
        </draw:connector>
        <draw:connector draw:style-name="gr2" draw:text-style-name="P3" draw:layer="layout" draw:type="line" svg:x1="17.647cm" svg:y1="9.262cm" svg:x2="18.568cm" svg:y2="10.329cm" draw:start-shape="id19" draw:start-glue-point="9" draw:end-shape="id22" draw:end-glue-point="4" svg:d="M17647 9262l921 1067" svg:viewBox="0 0 922 1068">
          <text:p/>
        </draw:connector>
        <draw:frame draw:style-name="gr4" draw:text-style-name="P4" draw:layer="layout" svg:width="3.81cm" svg:height="0.962cm" svg:x="3.667cm" svg:y="2.651cm">
          <draw:text-box>
            <text:p>Post-order</text:p>
          </draw:text-box>
        </draw:frame>
        <draw:custom-shape draw:style-name="gr1" draw:text-style-name="P2" draw:layer="layout" svg:width="0.508cm" svg:height="0.508cm" svg:x="6.013cm" svg:y="8.12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7.013cm" svg:y="8.12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15.114cm" svg:y="8.12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16.114cm" svg:y="8.129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81cm" svg:height="0.962cm" svg:x="12.967cm" svg:y="2.651cm">
          <draw:text-box>
            <text:p>In-orde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4-29T10:03:30.142000000</meta:creation-date>
    <dc:date>2022-04-30T16:00:58.268000000</dc:date>
    <meta:editing-duration>PT20M48S</meta:editing-duration>
    <meta:editing-cycles>4</meta:editing-cycles>
    <meta:generator>LibreOffice/6.3.2.2$Windows_X86_64 LibreOffice_project/98b30e735bda24bc04ab42594c85f7fd8be07b9c</meta:generator>
    <meta:document-statistic meta:object-count="54"/>
  </office:meta>
</office:document-meta>
</file>